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tpl:EntryTitle}}</text:p>
      <text:p text:style-name="post-info">{{tpl:EntryCategory}}<text:tab/>{{tpl:lang On}} {{tpl:EntryDate}}, {{tpl:EntryTime}}</text:p>
      <text:p text:style-name="post-info">&lt;tpl:EntryMetaData&gt;{{tpl:MetaID}}&lt;/tpl:EntryMetaData&gt;</text:p>
      <text:p text:style-name="Text_20_body"/>
      <text:p text:style-name="Text_20_body"/>
      <text:p text:style-name="Text_20_body">{{tpl:EntryExcerpt}}</text:p>
      <text:p text:style-name="Text_20_body">{{tpl:EntryContent}}</text:p>
      <text:p text:style-name="Text_20_body"/>
      <text:p text:style-name="Text_20_body"><text:a xlink:type="simple" xlink:href="../%7B%7Btpl:AttachmentTitle%7D%7D">{{tpl:AttachmentTitle}}</text:a></text:p>
      <text:p text:style-name="Text_20_body"/>
      <text:p text:style-name="Signature">Auré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42cm" fo:margin-bottom="0.801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1T23:08:09</dc:date>
    <meta:editing-cycles>10</meta:editing-cycles>
    <meta:editing-duration>PT00H14M11S</meta:editing-duration>
    <meta:document-statistic meta:table-count="0" meta:image-count="0" meta:object-count="0" meta:page-count="1" meta:paragraph-count="7" meta:word-count="11" meta:character-count="216"/>
    <meta:user-defined meta:name="Info 1"/>
    <meta:user-defined meta:name="Info 2"/>
    <meta:user-defined meta:name="Info 3"/>
    <meta:user-defined meta:name="Info 4"/>
  </office:meta>
</office:document-meta>
</file>